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2]);&quot;&quot;;&quot;✓&quot;)" office:value-type="string" office:string-value="✓" calcext:value-type="string">
            <text:p>✓</text:p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94" calcext:value-type="float">
            <text:p>394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903669724770642" calcext:value-type="percentage">
            <text:p>90,37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0">00.00.0000</text:date>, <text:time style:data-style-name="N2" text:time-value="14:24:05.0886192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0T15:09:54.529214869</dc:date>
    <meta:editing-duration>P1DT18H59M49S</meta:editing-duration>
    <meta:editing-cycles>175</meta:editing-cycles>
    <meta:generator>LibreOffice/5.4.1.2.0$Linux_X86_64 LibreOffice_project/40m0$Build-2</meta:generator>
    <meta:document-statistic meta:table-count="2" meta:cell-count="1485" meta:object-count="0"/>
  </office:meta>
</office:document-meta>
</file>